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7.507cm"/>
    </style:style>
    <style:style style:name="co6" style:family="table-column">
      <style:table-column-properties fo:break-before="auto" style:column-width="10.132cm"/>
    </style:style>
    <style:style style:name="co7" style:family="table-column">
      <style:table-column-properties fo:break-before="auto" style:column-width="8.446cm"/>
    </style:style>
    <style:style style:name="co8" style:family="table-column">
      <style:table-column-properties fo:break-before="auto" style:column-width="7.253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7.525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2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border="0.002cm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cc"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b3b30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b3b3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 fo:wrap-option="wrap" fo:border="0.002cm solid #000000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cc99" fo:wrap-option="wrap" fo:border="0.002cm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cc" fo:wrap-option="wrap" fo:border="0.002cm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cc" fo:wrap-option="wrap" fo:border="0.002cm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b3b300" fo:wrap-option="wrap" fo:border="0.002cm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0.002cm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ffcc" fo:wrap-option="wrap" fo:border="0.002cm solid #000000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ffffcc" fo:wrap-option="wrap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b3b300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cc99" fo:border="0.002cm solid #000000"/>
    </style:style>
    <style:style style:name="ce30" style:family="table-cell" style:parent-style-name="Default">
      <style:table-cell-properties fo:background-color="#ffffcc" fo:border="0.002cm solid #000000"/>
    </style:style>
    <style:style style:name="ce31" style:family="table-cell" style:parent-style-name="Default">
      <style:table-cell-properties fo:background-color="#b3b300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/>
      <style:text-properties fo:color="#ffffff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19"/>
        <table:table-column table:style-name="co6" table:default-cell-style-name="ce19"/>
        <table:table-column table:style-name="co7" table:default-cell-style-name="ce27"/>
        <table:table-column table:style-name="co8" table:default-cell-style-name="ce32"/>
        <table:table-column table:style-name="co9" table:number-columns-repeated="2" table:default-cell-style-name="ce32"/>
        <table:table-column table:style-name="co10" table:number-columns-repeated="1014" table:default-cell-style-name="ce32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Tot 60</text:p>
          </table:table-cell>
          <table:table-cell table:style-name="ce1" office:value-type="string">
            <text:p>Tot 70</text:p>
          </table:table-cell>
          <table:table-cell table:style-name="ce1" office:value-type="string">
            <text:p>Status</text:p>
          </table:table-cell>
          <table:table-cell table:style-name="ce14" office:value-type="string">
            <text:p>col. 60 only</text:p>
          </table:table-cell>
          <table:table-cell table:style-name="ce14" office:value-type="string">
            <text:p>col. 70 only</text:p>
          </table:table-cell>
          <table:table-cell table:style-name="ce22" office:value-type="string">
            <text:p>TODO</text:p>
          </table:table-cell>
          <table:table-cell table:style-name="ce28" office:value-type="string">
            <text:p>CONTROLLO</text:p>
          </table:table-cell>
          <table:table-cell table:style-name="ce28" table:number-columns-repeated="2"/>
          <table:table-cell table:style-name="ce33" table:number-columns-repeated="1014"/>
        </table:table-row>
        <table:table-row table:style-name="ro2">
          <table:table-cell table:style-name="ce2" office:value-type="string">
            <text:p>account_journal_column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??????????????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account_journal_view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??????????????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account_report_libroiva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board_note_type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chemical_product_category_line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office:value-type="string">
            <text:p>ELIMINATE?</text:p>
          </table:table-cell>
          <table:table-cell table:style-name="ce29" table:number-columns-repeated="1016"/>
        </table:table-row>
        <table:table-row table:style-name="ro2">
          <table:table-cell table:style-name="ce2" office:value-type="string">
            <text:p>chemical_product_category_type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office:value-type="string">
            <text:p>ELIMINATE?</text:p>
          </table:table-cell>
          <table:table-cell table:style-name="ce29" table:number-columns-repeated="1016"/>
        </table:table-row>
        <table:table-row table:style-name="ro2">
          <table:table-cell table:style-name="ce2" office:value-type="string">
            <text:p>db_backup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document_webdav_dir_property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mrp_production_order</text:p>
          </table:table-cell>
          <table:table-cell table:style-name="ce2" office:value-type="float" office:value="53">
            <text:p>53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??????????????</text:p>
          </table:table-cell>
          <table:table-cell table:style-name="ce29" office:value-type="string">
            <text:p>COSA E'?</text:p>
          </table:table-cell>
          <table:table-cell table:style-name="ce29" table:number-columns-repeated="1016"/>
        </table:table-row>
        <table:table-row table:style-name="ro2">
          <table:table-cell table:style-name="ce2" office:value-type="string">
            <text:p>res_log</text:p>
          </table:table-cell>
          <table:table-cell table:style-name="ce2" office:value-type="float" office:value="275">
            <text:p>275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res_log_report</text:p>
          </table:table-cell>
          <table:table-cell table:style-name="ce2" office:value-type="float" office:value="275">
            <text:p>275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res_partner_address</text:p>
          </table:table-cell>
          <table:table-cell table:style-name="ce2" office:value-type="float" office:value="2039">
            <text:p>2039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8" office:value-type="string">
            <text:p>INTEGRARE A RES.PARTNER</text:p>
          </table:table-cell>
          <table:table-cell table:style-name="ce2" office:value-type="string">
            <text:p>IN RES.PARTNER (O USARE QUELL'ID)</text:p>
          </table:table-cell>
          <table:table-cell table:style-name="ce29" table:number-columns-repeated="1016"/>
        </table:table-row>
        <table:table-row table:style-name="ro2">
          <table:table-cell table:style-name="ce2" office:value-type="string">
            <text:p>res_widget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2" office:value-type="string">
            <text:p>res_widget_user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string">
            <text:p>V60</text:p>
          </table:table-cell>
          <table:table-cell table:style-name="ce15" table:number-columns-repeated="2"/>
          <table:table-cell table:style-name="ce23" office:value-type="string">
            <text:p>NON MIGRARE</text:p>
          </table:table-cell>
          <table:table-cell table:style-name="ce29" table:number-columns-repeated="1017"/>
        </table:table-row>
        <table:table-row table:style-name="ro2">
          <table:table-cell table:style-name="ce3" office:value-type="string">
            <text:p>account_account</text:p>
          </table:table-cell>
          <table:table-cell table:number-columns-repeated="2" table:style-name="ce3" office:value-type="float" office:value="236">
            <text:p>236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VERIF. ALLIN. (USATI MERCI / PARTNER)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account_account_template</text:p>
          </table:table-cell>
          <table:table-cell table:style-name="ce3" office:value-type="float" office:value="233">
            <text:p>233</text:p>
          </table:table-cell>
          <table:table-cell table:style-name="ce3" office:value-type="float" office:value="258">
            <text:p>258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chart_template_id' </text:p>
          </table:table-cell>
          <table:table-cell table:style-name="ce24" office:value-type="string">
            <text:p>VERIF. COLL. CON ACCOUNT_ACCOUNT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account_account_typ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sign' </text:p>
          </table:table-cell>
          <table:table-cell table:style-name="ce16"/>
          <table:table-cell table:style-name="ce24" office:value-type="string">
            <text:p>CORRETTO, CREAZIONE PIANO DEI CONTI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account_analytic_journal</text:p>
          </table:table-cell>
          <table:table-cell table:number-columns-repeated="2" table:style-name="ce3" office:value-type="float" office:value="1">
            <text:p>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CORRETTO, CREAZIONE PIANO DEI CONTI</text:p>
          </table:table-cell>
          <table:table-cell table:style-name="ce30" table:number-columns-repeated="1017"/>
        </table:table-row>
        <table:table-row table:style-name="ro3">
          <table:table-cell table:style-name="ce3" office:value-type="string">
            <text:p>account_chart_templat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property_reserve_and_surplus_account' </text:p>
          </table:table-cell>
          <table:table-cell table:style-name="ce16" office:value-type="string">
            <text:p>parent_id' <text:s text:c="2"/>'code_digits' <text:s text:c="2"/>'complete_tax_set' <text:s text:c="2"/>'visible' <text:s text:c="2"/>'property_account_expense_opening' <text:s text:c="2"/>'property_account_income_opening' </text:p>
          </table:table-cell>
          <table:table-cell table:style-name="ce24" office:value-type="string">
            <text:p>CORRETTO, CREAZIONE PIANO DEI CONTI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account_fiscal_position</text:p>
          </table:table-cell>
          <table:table-cell table:number-columns-repeated="2" table:style-name="ce3" office:value-type="float" office:value="3">
            <text:p>3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active' </text:p>
          </table:table-cell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account_fiscal_position_templat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note' </text:p>
          </table:table-cell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account_fiscalyear</text:p>
          </table:table-cell>
          <table:table-cell table:number-columns-repeated="2" table:style-name="ce3" office:value-type="float" office:value="1">
            <text:p>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4">
          <table:table-cell table:style-name="ce3" office:value-type="string">
            <text:p>account_journal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refund_journal' <text:s text:c="2"/>'view_id' </text:p>
          </table:table-cell>
          <table:table-cell table:style-name="ce16" office:value-type="string">
            <text:p>profit_account_id' <text:s text:c="2"/>'with_last_closing_balance' <text:s text:c="2"/>'cash_control' <text:s text:c="2"/>'internal_account_id' <text:s text:c="2"/>'loss_account_id' </text:p>
          </table:table-cell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account_payment_ter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1">
            <text:p>7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account_payment_term_li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sequence' <text:s text:c="2"/>'name' </text:p>
          </table:table-cell>
          <table:table-cell table:style-name="ce16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account_period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account_tax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9">
            <text:p>69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account_analytic_paid_id' <text:s text:c="2"/>'account_analytic_collected_id' </text:p>
          </table:table-cell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account_tax_code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1">
            <text:p>61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sequence' </text:p>
          </table:table-cell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account_tax_code_template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84">
            <text:p>84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account_tax_template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77">
            <text:p>77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4">
          <table:table-cell table:style-name="ce3" office:value-type="string">
            <text:p>chemical_analysi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laboratory_id' <text:s text:c="2"/>'quantity_laboratory' <text:s text:c="2"/>'stock_move_id' </text:p>
          </table:table-cell>
          <table:table-cell table:style-name="ce16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4">
          <table:table-cell table:style-name="ce3" office:value-type="string">
            <text:p>chemical_analysis_line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chemical_analysis_default_id' <text:s text:c="2"/>'percentage_laboratory' </text:p>
          </table:table-cell>
          <table:table-cell table:style-name="ce16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chemical_element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118">
            <text:p>118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 CANCELLARE DESTINATIONE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chemical_product_category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type_id' </text:p>
          </table:table-cell>
          <table:table-cell table:style-name="ce16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decimal_precision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document_directory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9">
            <text:p>9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storage_id' </text:p>
          </table:table-cell>
          <table:table-cell table:style-name="ce16"/>
          <table:table-cell table:style-name="ce24" office:value-type="string">
            <text:p>NO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document_directory_content_type</text:p>
          </table:table-cell>
          <table:table-cell table:number-columns-repeated="2" table:style-name="ce3" office:value-type="float" office:value="1">
            <text:p>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NO</text:p>
          </table:table-cell>
          <table:table-cell table:style-name="ce30" table:number-columns-repeated="1017"/>
        </table:table-row>
        <table:table-row table:style-name="ro4">
          <table:table-cell table:style-name="ce3" office:value-type="string">
            <text:p>document_storag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type' <text:s text:c="2"/>'path' <text:s text:c="2"/>'online' <text:s text:c="2"/>'readonly' <text:s text:c="2"/>'user_id' <text:s text:c="2"/>'name' </text:p>
          </table:table-cell>
          <table:table-cell table:style-name="ce16"/>
          <table:table-cell table:style-name="ce24" office:value-type="string">
            <text:p>NO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importation_default_loca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importation_purchase_order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4" office:value-type="string">
            <text:p>ir_act_report_xml</text:p>
          </table:table-cell>
          <table:table-cell table:number-columns-repeated="2" table:style-name="ce4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20" office:value-type="string">
            <text:p>precise_mode' <text:s text:c="2"/>'webkit_debug' <text:s text:c="2"/>'report_webkit_data' <text:s text:c="2"/>'help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_server</text:p>
          </table:table-cell>
          <table:table-cell table:number-columns-repeated="2" table:style-name="ce4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20" office:value-type="string">
            <text:p>help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_ur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20" office:value-type="string">
            <text:p>help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_window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465">
            <text:p>465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menus' </text:p>
          </table:table-cell>
          <table:table-cell table:style-name="ce17" office:value-type="string">
            <text:p>res_id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act_window_group_rel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act_window_view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_wizar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help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ions</text:p>
          </table:table-cell>
          <table:table-cell table:style-name="ce4" office:value-type="float" office:value="488">
            <text:p>488</text:p>
          </table:table-cell>
          <table:table-cell table:style-name="ce4" office:value-type="float" office:value="537">
            <text:p>537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help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actions_todo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restart' </text:p>
          </table:table-cell>
          <table:table-cell table:style-name="ce17" office:value-type="string">
            <text:p>type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config_paramet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cron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model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79">
            <text:p>379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model_access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673">
            <text:p>673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active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model_data</text:p>
          </table:table-cell>
          <table:table-cell table:style-name="ce4" office:value-type="float" office:value="7264">
            <text:p>7264</text:p>
          </table:table-cell>
          <table:table-cell table:style-name="ce4" office:value-type="float" office:value="9591">
            <text:p>959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model_fields</text:p>
          </table:table-cell>
          <table:table-cell table:style-name="ce4" office:value-type="float" office:value="2765">
            <text:p>2765</text:p>
          </table:table-cell>
          <table:table-cell table:style-name="ce4" office:value-type="float" office:value="3689">
            <text:p>3689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serialization_field_id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module_category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description' <text:s text:c="2"/>'visible' <text:s text:c="2"/>'sequence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4">
          <table:table-cell table:style-name="ce4" office:value-type="string">
            <text:p>ir_module_module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241">
            <text:p>241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certificate' </text:p>
          </table:table-cell>
          <table:table-cell table:style-name="ce17" office:value-type="string">
            <text:p>icon' <text:s text:c="2"/>'auto_install' <text:s text:c="2"/>'sequence' <text:s text:c="2"/>'application' <text:s text:c="2"/>'complexity' <text:s text:c="2"/>'summary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module_module_dependency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554">
            <text:p>554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3" office:value-type="string">
            <text:p>ir_property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59">
            <text:p>259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??????????????</text:p>
          </table:table-cell>
          <table:table-cell table:style-name="ce30" table:number-columns-repeated="1017"/>
        </table:table-row>
        <table:table-row table:style-name="ro1">
          <table:table-cell table:style-name="ce4" office:value-type="string">
            <text:p>ir_rule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76">
            <text:p>76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active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ir_sequence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implementation' </text:p>
          </table:table-cell>
          <table:table-cell table:style-name="ce24" office:value-type="string">
            <text:p>??????????????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ir_sequence_type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2">
            <text:p>22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??????????????</text:p>
          </table:table-cell>
          <table:table-cell table:style-name="ce30" table:number-columns-repeated="1017"/>
        </table:table-row>
        <table:table-row table:style-name="ro1">
          <table:table-cell table:style-name="ce5" office:value-type="string">
            <text:p>ir_translation</text:p>
          </table:table-cell>
          <table:table-cell table:style-name="ce5" office:value-type="float" office:value="13016">
            <text:p>13016</text:p>
          </table:table-cell>
          <table:table-cell table:style-name="ce5" office:value-type="float" office:value="16468">
            <text:p>16468</text:p>
          </table:table-cell>
          <table:table-cell table:style-name="ce11" office:value-type="string">
            <text:p>ALL</text:p>
          </table:table-cell>
          <table:table-cell table:style-name="ce17" office:value-type="string">
            <text:p>xml_id' </text:p>
          </table:table-cell>
          <table:table-cell table:style-name="ce17" office:value-type="string">
            <text:p>comments' <text:s text:c="2"/>'state' </text:p>
          </table:table-cell>
          <table:table-cell table:style-name="ce25" office:value-type="string">
            <text:p>NO</text:p>
          </table:table-cell>
          <table:table-cell table:style-name="ce5"/>
          <table:table-cell table:style-name="ce4" table:number-columns-repeated="2"/>
          <table:table-cell table:style-name="ce5" table:number-columns-repeated="1014"/>
        </table:table-row>
        <table:table-row table:style-name="ro4">
          <table:table-cell table:style-name="ce4" office:value-type="string">
            <text:p>ir_ui_menu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49">
            <text:p>449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mail_group_id' <text:s text:c="2"/>'needaction_enabled' <text:s text:c="2"/>'parent_right' <text:s text:c="2"/>'parent_left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ui_menu_group_rel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93">
            <text:p>193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ui_view</text:p>
          </table:table-cell>
          <table:table-cell table:style-name="ce4" office:value-type="float" office:value="771">
            <text:p>771</text:p>
          </table:table-cell>
          <table:table-cell table:style-name="ce4" office:value-type="float" office:value="880">
            <text:p>880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ir_ui_view_sc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ir_values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432">
            <text:p>432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object' </text:p>
          </table:table-cell>
          <table:table-cell table:style-name="ce17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3" office:value-type="string">
            <text:p>mrp_bom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ELIMINARE E IMPORTARE?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mrp_production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user_id' </text:p>
          </table:table-cell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mrp_production_move_ids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mrp_production_product_line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4" office:value-type="string">
            <text:p>oo_config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3" office:value-type="string">
            <text:p>process_condition</text:p>
          </table:table-cell>
          <table:table-cell table:number-columns-repeated="2" table:style-name="ce3" office:value-type="float" office:value="3">
            <text:p>3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process_node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65">
            <text:p>65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directory_id' </text:p>
          </table:table-cell>
          <table:table-cell table:style-name="ce16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cess_proces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cess_transition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4">
            <text:p>54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cess_transition_action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cess_transition_ids</text:p>
          </table:table-cell>
          <table:table-cell table:number-columns-repeated="2" table:style-name="ce3" office:value-type="float" office:value="6">
            <text:p>6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procurement_order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6">
            <text:p>16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production_id' </text:p>
          </table:table-cell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product_categor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parent_right' <text:s text:c="2"/>'parent_left' </text:p>
          </table:table-cell>
          <table:table-cell table:style-name="ce24"/>
          <table:table-cell table:style-name="ce30" table:number-columns-repeated="1017"/>
        </table:table-row>
        <table:table-row table:style-name="ro2">
          <table:table-cell table:style-name="ce4" office:value-type="string">
            <text:p>product_price_type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product_pricelist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product_pricelist_item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product_pricelist_type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product_pricelist_version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product_product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683">
            <text:p>683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combine_name_description' <text:s text:c="2"/>'import' </text:p>
          </table:table-cell>
          <table:table-cell table:style-name="ce16" office:value-type="string">
            <text:p>imported' <text:s text:c="2"/>'image_small' <text:s text:c="2"/>'image_medium' <text:s text:c="2"/>'image' <text:s text:c="2"/>'color' </text:p>
          </table:table-cell>
          <table:table-cell table:style-name="ce24" office:value-type="string">
            <text:p>CANCELLARE E REIMPORTARE??</text:p>
          </table:table-cell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product_product_analysis_line</text:p>
          </table:table-cell>
          <table:table-cell table:style-name="ce3" office:value-type="float" office:value="481">
            <text:p>481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product_product_analysis_model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product_supplier_taxes_rel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682">
            <text:p>682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duct_taxes_rel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682">
            <text:p>682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duct_template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683">
            <text:p>683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product_uom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product_uom_categ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report_aged_receivable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report_mimetypes</text:p>
          </table:table-cell>
          <table:table-cell table:number-columns-repeated="2" table:style-name="ce3" office:value-type="float" office:value="8">
            <text:p>8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report_mrp_inou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3" office:value-type="string">
            <text:p>report_stock_inventory</text:p>
          </table:table-cell>
          <table:table-cell table:style-name="ce3" office:value-type="float" office:value="2654">
            <text:p>2654</text:p>
          </table:table-cell>
          <table:table-cell table:style-name="ce3" office:value-type="float" office:value="34">
            <text:p>34</text:p>
          </table:table-cell>
          <table:table-cell table:style-name="ce9" office:value-type="string">
            <text:p>ALL</text:p>
          </table:table-cell>
          <table:table-cell table:style-name="ce16"/>
          <table:table-cell table:style-name="ce16" office:value-type="string">
            <text:p>scrap_location' <text:s text:c="2"/>'month' <text:s text:c="2"/>'year' </text:p>
          </table:table-cell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report_stock_lines_date</text:p>
          </table:table-cell>
          <table:table-cell table:style-name="ce3" office:value-type="float" office:value="677">
            <text:p>677</text:p>
          </table:table-cell>
          <table:table-cell table:style-name="ce3" office:value-type="float" office:value="683">
            <text:p>683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2">
          <table:table-cell table:style-name="ce3" office:value-type="string">
            <text:p>report_stock_move</text:p>
          </table:table-cell>
          <table:table-cell table:style-name="ce3" office:value-type="float" office:value="1327">
            <text:p>1327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/>
          <table:table-cell table:style-name="ce30" table:number-columns-repeated="1017"/>
        </table:table-row>
        <table:table-row table:style-name="ro1">
          <table:table-cell table:style-name="ce4" office:value-type="string">
            <text:p>res_bank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code' </text:p>
          </table:table-cell>
          <table:table-cell table:style-name="ce17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5">
          <table:table-cell table:style-name="ce4" office:value-type="string">
            <text:p>res_company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logo' <text:s text:c="2"/>'rml_footer2' <text:s text:c="2"/>'rml_footer1' </text:p>
          </table:table-cell>
          <table:table-cell table:style-name="ce17" office:value-type="string">
            <text:p>vat_check_vies' <text:s text:c="2"/>'income_currency_exchange_account_id' <text:s text:c="2"/>'expense_currency_exchange_account_id' <text:s text:c="2"/>'tax_calculation_rounding_method' <text:s text:c="2"/>'paypal_account' <text:s text:c="2"/>'expects_chart_of_accounts' <text:s text:c="2"/>'custom_footer' <text:s text:c="2"/>'company_registry' <text:s text:c="2"/>'logo_web' <text:s text:c="2"/>'paper_format' <text:s text:c="2"/>'rml_footer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company_users_rel</text:p>
          </table:table-cell>
          <table:table-cell table:number-columns-repeated="2" table:style-name="ce4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res_country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253">
            <text:p>253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currency_id' <text:s text:c="2"/>'address_format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country_state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8">
            <text:p>58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res_currency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75">
            <text:p>175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position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res_currency_rate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76">
            <text:p>176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currency_rate_type_id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res_group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53">
            <text:p>53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is_portal' <text:s text:c="2"/>'share' <text:s text:c="2"/>'category_id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groups_action_re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groups_report_rel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groups_users_rel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lang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6">
          <table:table-cell table:style-name="ce3" office:value-type="string">
            <text:p>res_partner</text:p>
          </table:table-cell>
          <table:table-cell table:style-name="ce3" office:value-type="float" office:value="2035">
            <text:p>2035</text:p>
          </table:table-cell>
          <table:table-cell table:style-name="ce3" office:value-type="float" office:value="332">
            <text:p>332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private' <text:s text:c="2"/>'type_cei' <text:s text:c="2"/>'fiscal_id_code' <text:s text:c="2"/>'import' </text:p>
          </table:table-cell>
          <table:table-cell table:style-name="ce21" office:value-type="string">
            <text:p>imported' <text:s text:c="2"/>'mexal_d' <text:s text:c="2"/>'section_id' <text:s text:c="2"/>'signup_token' <text:s text:c="2"/>'signup_expiration' <text:s text:c="2"/>'signup_type' <text:s text:c="2"/>'opt_out' <text:s text:c="2"/>'notification_email_send' <text:s text:c="2"/>'state_id' <text:s text:c="2"/>'is_company' <text:s text:c="2"/>'birthdate' <text:s text:c="2"/>'image_small' <text:s text:c="2"/>'mobile' <text:s text:c="2"/>'image_medium' <text:s text:c="2"/>'tz' <text:s text:c="2"/>'phone' <text:s text:c="2"/>'street2' <text:s text:c="2"/>'fax' <text:s text:c="2"/>'email' <text:s text:c="2"/>'type' <text:s text:c="2"/>'country_id' <text:s text:c="2"/>'function' <text:s text:c="2"/>'zip' <text:s text:c="2"/>'city' <text:s text:c="2"/>'street' <text:s text:c="2"/>'use_parent_address' <text:s text:c="2"/>'image' <text:s text:c="2"/>'color' </text:p>
          </table:table-cell>
          <table:table-cell table:style-name="ce24" office:value-type="string">
            <text:p>CANCELLARE E REIMPORTARE??</text:p>
          </table:table-cell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1">
          <table:table-cell table:style-name="ce4" office:value-type="string">
            <text:p>res_partner_bank_type</text:p>
          </table:table-cell>
          <table:table-cell table:number-columns-repeated="2" table:style-name="ce4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17"/>
          <table:table-cell table:style-name="ce17" office:value-type="string">
            <text:p>format_layout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partner_bank_type_fiel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partner_titl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request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request_history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res_request_link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4">
          <table:table-cell table:style-name="ce4" office:value-type="string">
            <text:p>res_users</text:p>
          </table:table-cell>
          <table:table-cell table:number-columns-repeated="2" table:style-name="ce4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date' <text:s text:c="2"/>'menu_tips' <text:s text:c="2"/>'address_id' <text:s text:c="2"/>'context_lang' <text:s text:c="2"/>'context_tz' <text:s text:c="2"/>'email' <text:s text:c="2"/>'name' </text:p>
          </table:table-cell>
          <table:table-cell table:style-name="ce17" office:value-type="string">
            <text:p>default_section_id' <text:s text:c="2"/>'share' <text:s text:c="2"/>'alias_id' <text:s text:c="2"/>'login_date' <text:s text:c="2"/>'partner_id' </text:p>
          </table:table-cell>
          <table:table-cell table:style-name="ce25" office:value-type="string">
            <text:p>NO</text:p>
          </table:table-cell>
          <table:table-cell table:style-name="ce4" office:value-type="string">
            <text:p>VERIFICA ID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rule_group_rel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9">
            <text:p>19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sale_shop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stock_incoterms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 ID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stock_journal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>
            <text:p>stock_location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address_id' </text:p>
          </table:table-cell>
          <table:table-cell table:style-name="ce16" office:value-type="string">
            <text:p>complete_name' <text:s text:c="2"/>'partner_id' </text:p>
          </table:table-cell>
          <table:table-cell table:style-name="ce24" office:value-type="string">
            <text:p>NO VERIFICARE </text:p>
          </table:table-cell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stock_location_typ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stock_move</text:p>
          </table:table-cell>
          <table:table-cell table:style-name="ce3" office:value-type="float" office:value="1327">
            <text:p>1327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hygro' <text:s text:c="2"/>'visual' <text:s text:c="2"/>'granulometric' <text:s text:c="2"/>'address_id' </text:p>
          </table:table-cell>
          <table:table-cell table:style-name="ce16"/>
          <table:table-cell table:style-name="ce24" office:value-type="string">
            <text:p>CANCELLARE E REIMPORTARE??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stock_move_history_ids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>
            <text:p>stock_picking</text:p>
          </table:table-cell>
          <table:table-cell table:style-name="ce3" office:value-type="float" office:value="1209">
            <text:p>1209</text:p>
          </table:table-cell>
          <table:table-cell table:style-name="ce3" office:value-type="float" office:value="10">
            <text:p>10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address_id' </text:p>
          </table:table-cell>
          <table:table-cell table:style-name="ce16"/>
          <table:table-cell table:style-name="ce24" office:value-type="string">
            <text:p>IMPORTARE</text:p>
          </table:table-cell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stock_production_lot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office:value-type="string">
            <text:p>VERIFICA ID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stock_report_prodlots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2">
          <table:table-cell table:style-name="ce3" office:value-type="string">
            <text:p>stock_report_tracklots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ALL</text:p>
          </table:table-cell>
          <table:table-cell table:style-name="ce16" table:number-columns-repeated="2"/>
          <table:table-cell table:style-name="ce24" office:value-type="string">
            <text:p>IMPORTARE</text:p>
          </table:table-cell>
          <table:table-cell table:style-name="ce30" table:number-columns-repeated="1017"/>
        </table:table-row>
        <table:table-row table:style-name="ro1">
          <table:table-cell table:style-name="ce4" office:value-type="string">
            <text:p>stock_warehouse</text:p>
          </table:table-cell>
          <table:table-cell table:number-columns-repeated="2" table:style-name="ce4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17" office:value-type="string">
            <text:p>partner_address_id' </text:p>
          </table:table-cell>
          <table:table-cell table:style-name="ce17" office:value-type="string">
            <text:p>partner_id' </text:p>
          </table:table-cell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temp_rang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>
            <text:p>wkf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RE SE OCCORRE WF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wkf_activity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RE SE OCCORRE WF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wkf_instance</text:p>
          </table:table-cell>
          <table:table-cell table:style-name="ce4" office:value-type="float" office:value="1326">
            <text:p>1326</text:p>
          </table:table-cell>
          <table:table-cell table:style-name="ce4" office:value-type="float" office:value="163">
            <text:p>163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RE SE OCCORRE WF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wkf_transition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6">
            <text:p>116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RE SE OCCORRE WF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>
            <text:p>wkf_workitem</text:p>
          </table:table-cell>
          <table:table-cell table:style-name="ce4" office:value-type="float" office:value="1781">
            <text:p>1781</text:p>
          </table:table-cell>
          <table:table-cell table:style-name="ce4" office:value-type="float" office:value="167">
            <text:p>167</text:p>
          </table:table-cell>
          <table:table-cell table:style-name="ce10" office:value-type="string">
            <text:p>ALL</text:p>
          </table:table-cell>
          <table:table-cell table:style-name="ce17" table:number-columns-repeated="2"/>
          <table:table-cell table:style-name="ce25" office:value-type="string">
            <text:p>NO</text:p>
          </table:table-cell>
          <table:table-cell table:style-name="ce4" office:value-type="string">
            <text:p>VERIFICARE SE OCCORRE WF</text:p>
          </table:table-cell>
          <table:table-cell table:style-name="ce4" table:number-columns-repeated="1016"/>
        </table:table-row>
        <table:table-row table:style-name="ro2">
          <table:table-cell table:style-name="ce6" office:value-type="string">
            <text:p>account_account_financial_report_type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/>
          <table:table-cell table:style-name="ce31" table:number-columns-repeated="1017"/>
        </table:table-row>
        <table:table-row table:style-name="ro2">
          <table:table-cell table:style-name="ce6" office:value-type="string">
            <text:p>account_financial_report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/>
          <table:table-cell table:style-name="ce31" table:number-columns-repeated="1017"/>
        </table:table-row>
        <table:table-row table:style-name="ro2">
          <table:table-cell table:style-name="ce6" office:value-type="string">
            <text:p>account_journal_cashbox_line</text:p>
          </table:table-cell>
          <table:table-cell table:style-name="ce6"/>
          <table:table-cell table:style-name="ce6" office:value-type="float" office:value="135">
            <text:p>135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/>
          <table:table-cell table:style-name="ce31" table:number-columns-repeated="1017"/>
        </table:table-row>
        <table:table-row table:style-name="ro2">
          <table:table-cell table:style-name="ce6" office:value-type="string">
            <text:p>account_treasury_report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/>
          <table:table-cell table:style-name="ce31" table:number-columns-repeated="1017"/>
        </table:table-row>
        <table:table-row table:style-name="ro2">
          <table:table-cell table:style-name="ce6" office:value-type="string">
            <text:p>calendar_attendee</text:p>
          </table:table-cell>
          <table:table-cell table:style-name="ce6"/>
          <table:table-cell table:style-name="ce6" office:value-type="float" office:value="32">
            <text:p>3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alendar_event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case_categ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case_channel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case_resource_type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case_section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case_stage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lead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lead_report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meeting</text:p>
          </table:table-cell>
          <table:table-cell table:style-name="ce6"/>
          <table:table-cell table:style-name="ce6" office:value-type="float" office:value="110">
            <text:p>11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meeting_partner_rel</text:p>
          </table:table-cell>
          <table:table-cell table:style-name="ce6"/>
          <table:table-cell table:style-name="ce6" office:value-type="float" office:value="29">
            <text:p>29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meeting_type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payment_mode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phonecall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crm_phonecall_report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email_template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etl_order</text:p>
          </table:table-cell>
          <table:table-cell table:style-name="ce6"/>
          <table:table-cell table:style-name="ce6" office:value-type="float" office:value="2751">
            <text:p>275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etl_order_line</text:p>
          </table:table-cell>
          <table:table-cell table:style-name="ce6"/>
          <table:table-cell table:style-name="ce6" office:value-type="float" office:value="59">
            <text:p>59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act_client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header_img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header_webkit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mail_server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model_constraint</text:p>
          </table:table-cell>
          <table:table-cell table:style-name="ce6"/>
          <table:table-cell table:style-name="ce6" office:value-type="float" office:value="1074">
            <text:p>1074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model_relation</text:p>
          </table:table-cell>
          <table:table-cell table:style-name="ce6"/>
          <table:table-cell table:style-name="ce6" office:value-type="float" office:value="228">
            <text:p>228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ir_ui_view_group_rel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alias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followers</text:p>
          </table:table-cell>
          <table:table-cell table:style-name="ce6"/>
          <table:table-cell table:style-name="ce6" office:value-type="float" office:value="1243">
            <text:p>1243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followers_mail_message_subtype_rel</text:p>
          </table:table-cell>
          <table:table-cell table:style-name="ce6"/>
          <table:table-cell table:style-name="ce6" office:value-type="float" office:value="1263">
            <text:p>1263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group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group_res_group_rel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mail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message</text:p>
          </table:table-cell>
          <table:table-cell table:style-name="ce6"/>
          <table:table-cell table:style-name="ce6" office:value-type="float" office:value="1547">
            <text:p>1547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office:value-type="string">
            <text:p>VERIFICARE PER CREAZIONE DOCUMENTI</text:p>
          </table:table-cell>
          <table:table-cell table:style-name="ce31" table:number-columns-repeated="1016"/>
        </table:table-row>
        <table:table-row table:style-name="ro2">
          <table:table-cell table:style-name="ce6" office:value-type="string">
            <text:p>mail_message_res_partner_rel</text:p>
          </table:table-cell>
          <table:table-cell table:style-name="ce6"/>
          <table:table-cell table:style-name="ce6" office:value-type="float" office:value="234">
            <text:p>234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message_subtype</text:p>
          </table:table-cell>
          <table:table-cell table:style-name="ce6"/>
          <table:table-cell table:style-name="ce6" office:value-type="float" office:value="23">
            <text:p>23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ail_notification</text:p>
          </table:table-cell>
          <table:table-cell table:style-name="ce6"/>
          <table:table-cell table:style-name="ce6" office:value-type="float" office:value="430">
            <text:p>430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eeting_attendee_rel</text:p>
          </table:table-cell>
          <table:table-cell table:style-name="ce6"/>
          <table:table-cell table:style-name="ce6" office:value-type="float" office:value="32">
            <text:p>3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message_attachment_rel</text:p>
          </table:table-cell>
          <table:table-cell table:style-name="ce6"/>
          <table:table-cell table:style-name="ce6" office:value-type="float" office:value="109">
            <text:p>109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portal_payment_acquirer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res_alarm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res_groups_implied_rel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>
          <table:table-cell table:style-name="ce6" office:value-type="string">
            <text:p>section_stage_rel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2" office:value-type="string">
            <text:p>V70</text:p>
          </table:table-cell>
          <table:table-cell table:style-name="ce18" table:number-columns-repeated="2"/>
          <table:table-cell table:style-name="ce26" office:value-type="string">
            <text:p>NUOVA NON OCCORRE</text:p>
          </table:table-cell>
          <table:table-cell table:style-name="ce31" table:number-columns-repeated="1017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5cm" fo:margin-left="0.564cm" fo:margin-right="0.676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25/09/2013</text:date>, <text:time>09.22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25T09:22:18</dc:date>
    <dc:creator>Nicola Riolini</dc:creator>
    <meta:generator>LibreOffice/3.3$Unix LibreOffice_project/330m19$Build-401</meta:generator>
    <meta:editing-duration>PT3H39M20S</meta:editing-duration>
    <meta:editing-cycles>12</meta:editing-cycles>
    <meta:printed-by>Nicola Riolini</meta:printed-by>
    <meta:print-date>2013-09-25T08:02:35</meta:print-date>
    <meta:document-statistic meta:table-count="1" meta:cell-count="912" meta:object-count="0"/>
  </office:meta>
</office:document-meta>
</file>